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2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</office:automatic-styles>
  <office:body>
    <office:text text:use-soft-page-breaks="true">
      <text:list text:style-name="LFO2" text:continue-numbering="true">
        <text:list-item>
          <text:p text:style-name="P1">Top panel: energy per concentration<text:s/><text:s/>(m is the avg’’ of NA and K, voltage of cytopams <text:s/>) , L is the CL that don’t change that much , Blue is the stimulus that changes the voltage, and the<text:s/></text:p>
        </text:list-item>
        <text:list-item>
          <text:p text:style-name="P2">Middle panel, concentrations of NA and K<text:s/></text:p>
        </text:list-item>
        <text:list-item>
          <text:p text:style-name="P3">The action potation</text:p>
        </text:list-item>
        <text:list-item>
          <text:p text:style-name="P4">Labels<text:s/></text:p>
          <text:list text:continue-numbering="true">
            <text:list-item>
              <text:p text:style-name="P5">Resting<text:s/></text:p>
            </text:list-item>
            <text:list-item>
              <text:p text:style-name="P6">Stimulus voltage<text:s/></text:p>
            </text:list-item>
            <text:list-item>
              <text:p text:style-name="P7">Absolute refractor<text:s/></text:p>
            </text:list-item>
            <text:list-item>
              <text:p text:style-name="P8">Partial on e</text:p>
            </text:list-item>
            <text:list-item>
              <text:p text:style-name="P9">Resting<text:s/></text:p>
            </text:list-item>
          </text:list>
        </text:list-item>
      </text:list>
      <text:p text:style-name="Normal"/>
      <text:p text:style-name="Normal">2</text:p>
      <text:p text:style-name="Normal">USING JEXTMAX OF 1e^-9 and -6 nor -5 tehre is no potention happening<text:s/></text:p>
      <text:p text:style-name="Normal">When using 6e^-5 we see a slight increase in the stimulus but not enough to fire a potention</text:p>
      <text:p text:style-name="Normal">WITH 6 e^-3 we get an enormous peak,a nd the action potention reaches the 150mV<text:s/></text:p>
      <text:p text:style-name="Normal">With 6e^-4 the peak is big still for the concentration od NA and K but the potention meter now hazs a normal value<text:s/></text:p>
      <text:p text:style-name="Normal">Using 1e^-4 the NAand K now seem like before but the ap takes loger to arrive, we can also see</text:p>
      <text:p text:style-name="Normal"/>
      <text:p text:style-name="Normal">3<text:s/></text:p>
      <text:p text:style-name="Normal">Tehre are 4 pulses sent<text:s/></text:p>
      <text:p text:style-name="Normal">If we make the pulses l=closer to each other, every other willnot happen because they are still in inhibiting mode, because they ate alreafy in a much more engative state<text:s/></text:p>
      <text:p text:style-name="Normal">By increase the external input, *2, it is enough to so that every iexterba”l reaches ethe threshold</text:p>
      <text:p text:style-name="Normal"/>
      <text:p text:style-name="Normal">4</text:p>
      <text:p text:style-name="Normal">It is an integrated and fire neuron, because in line 16-17 we check if the total voltage is larger than threshold and regardless if yes or not but it always calculates the current voltage, which is what is ploted in , the doetted line<text:s/>hipepresents the threshold; which is never overpassed frm the graph<text:s/></text:p>
      <text:p text:style-name="Normal"/>
      <text:p text:style-name="Normal">5</text:p>
      <text:p text:style-name="Normal">²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audia Sanchez</meta:initial-creator>
    <dc:creator>Claudia Sanchez</dc:creator>
    <meta:creation-date>2022-12-01T09:28:00Z</meta:creation-date>
    <dc:date>2022-12-01T11:02:00Z</dc:date>
    <meta:template xlink:href="Normal" xlink:type="simple"/>
    <meta:editing-cycles>1</meta:editing-cycles>
    <meta:editing-duration>PT0S</meta:editing-duration>
    <meta:user-defined meta:name="GrammarlyDocumentId">4e7a96fc-9bb4-4bb7-9319-3d94f69f8a00</meta:user-defined>
    <meta:document-statistic meta:page-count="1" meta:paragraph-count="2" meta:word-count="208" meta:character-count="1397" meta:row-count="9" meta:non-whitespace-character-count="1191"/>
  </office:meta>
</office:document-meta>
</file>